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18b6b0" officeooo:paragraph-rsid="0018b6b0" style:font-weight-asian="normal" style:font-weight-complex="normal"/>
    </style:style>
    <style:style style:name="P4" style:family="paragraph" style:parent-style-name="Standard">
      <style:text-properties officeooo:rsid="002e047f" officeooo:paragraph-rsid="002e047f"/>
    </style:style>
    <style:style style:name="P5" style:family="paragraph" style:parent-style-name="Standard" style:list-style-name="L1">
      <style:text-properties officeooo:paragraph-rsid="0018b6b0"/>
    </style:style>
    <style:style style:name="P6" style:family="paragraph" style:parent-style-name="Standard" style:list-style-name="L1">
      <style:text-properties officeooo:paragraph-rsid="00272d25"/>
    </style:style>
    <style:style style:name="P7" style:family="paragraph" style:parent-style-name="Standard" style:list-style-name="L1">
      <style:text-properties officeooo:paragraph-rsid="00263287"/>
    </style:style>
    <style:style style:name="P8" style:family="paragraph" style:parent-style-name="Standard" style:list-style-name="L1">
      <style:text-properties officeooo:paragraph-rsid="00494eac"/>
    </style:style>
    <style:style style:name="P9" style:family="paragraph" style:parent-style-name="Standard" style:list-style-name="L1">
      <style:text-properties fo:font-weight="normal" officeooo:rsid="00309421" officeooo:paragraph-rsid="00309421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309421" officeooo:paragraph-rsid="004a114a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18b6b0" officeooo:paragraph-rsid="0018b6b0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8b6b0" officeooo:paragraph-rsid="001a167f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8b6b0" officeooo:paragraph-rsid="001e6522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8b6b0" officeooo:paragraph-rsid="00432ce6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8b6b0" officeooo:paragraph-rsid="0044fc42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44fc42" officeooo:paragraph-rsid="0044fc42" style:font-weight-asian="normal" style:font-weight-complex="normal"/>
    </style:style>
    <style:style style:name="P17" style:family="paragraph" style:parent-style-name="Standard" style:list-style-name="L1">
      <style:text-properties officeooo:rsid="00272d25" officeooo:paragraph-rsid="00272d25"/>
    </style:style>
    <style:style style:name="P18" style:family="paragraph" style:parent-style-name="Standard" style:list-style-name="L1">
      <style:text-properties officeooo:rsid="002e047f" officeooo:paragraph-rsid="002e047f"/>
    </style:style>
    <style:style style:name="P19" style:family="paragraph" style:parent-style-name="Standard" style:list-style-name="L1">
      <style:text-properties officeooo:rsid="0033c47a" officeooo:paragraph-rsid="0033c47a"/>
    </style:style>
    <style:style style:name="P20" style:family="paragraph" style:parent-style-name="Standard" style:list-style-name="L1">
      <style:text-properties officeooo:rsid="00343c94" officeooo:paragraph-rsid="00343c94"/>
    </style:style>
    <style:style style:name="P21" style:family="paragraph" style:parent-style-name="Standard" style:list-style-name="L1">
      <style:text-properties officeooo:rsid="003453c5" officeooo:paragraph-rsid="003453c5"/>
    </style:style>
    <style:style style:name="P22" style:family="paragraph" style:parent-style-name="Standard" style:list-style-name="L1">
      <style:text-properties officeooo:rsid="00395305" officeooo:paragraph-rsid="00395305"/>
    </style:style>
    <style:style style:name="P23" style:family="paragraph" style:parent-style-name="Standard" style:list-style-name="L1">
      <style:text-properties officeooo:rsid="0035f3f7" officeooo:paragraph-rsid="0035f3f7"/>
    </style:style>
    <style:style style:name="P24" style:family="paragraph" style:parent-style-name="Standard" style:list-style-name="L1">
      <style:text-properties officeooo:rsid="003cceaf" officeooo:paragraph-rsid="003cceaf"/>
    </style:style>
    <style:style style:name="P25" style:family="paragraph" style:parent-style-name="Standard" style:list-style-name="L1">
      <style:text-properties fo:font-weight="bold" officeooo:rsid="00309421" officeooo:paragraph-rsid="00309421" style:font-weight-asian="bold" style:font-weight-complex="bold"/>
    </style:style>
    <style:style style:name="P26" style:family="paragraph" style:parent-style-name="Standard" style:list-style-name="L1">
      <style:text-properties fo:font-weight="bold" officeooo:rsid="0018b6b0" officeooo:paragraph-rsid="0018b6b0" style:font-weight-asian="bold" style:font-weight-complex="bold"/>
    </style:style>
    <style:style style:name="P27" style:family="paragraph" style:parent-style-name="Standard" style:list-style-name="L1">
      <style:text-properties fo:font-weight="bold" officeooo:rsid="0031f88e" officeooo:paragraph-rsid="0031f88e" style:font-weight-asian="bold" style:font-weight-complex="bold"/>
    </style:style>
    <style:style style:name="P28" style:family="paragraph" style:parent-style-name="Standard" style:list-style-name="L1">
      <style:text-properties fo:font-weight="bold" officeooo:rsid="003cceaf" officeooo:paragraph-rsid="003cceaf" style:font-weight-asian="bold" style:font-weight-complex="bold"/>
    </style:style>
    <style:style style:name="P29" style:family="paragraph" style:parent-style-name="Standard" style:list-style-name="L1">
      <style:text-properties fo:color="#5983b0" officeooo:rsid="003453c5" officeooo:paragraph-rsid="003453c5"/>
    </style:style>
    <style:style style:name="T1" style:family="text">
      <style:text-properties fo:font-weight="normal" officeooo:rsid="0018b6b0" style:font-weight-asian="normal" style:font-weight-complex="normal"/>
    </style:style>
    <style:style style:name="T2" style:family="text">
      <style:text-properties fo:font-weight="normal" officeooo:rsid="00432ce6" style:font-weight-asian="normal" style:font-weight-complex="normal"/>
    </style:style>
    <style:style style:name="T3" style:family="text">
      <style:text-properties fo:font-weight="normal" officeooo:rsid="004b144e" style:font-weight-asian="normal" style:font-weight-complex="normal"/>
    </style:style>
    <style:style style:name="T4" style:family="text">
      <style:text-properties officeooo:rsid="001baa65"/>
    </style:style>
    <style:style style:name="T5" style:family="text">
      <style:text-properties officeooo:rsid="001e6522"/>
    </style:style>
    <style:style style:name="T6" style:family="text">
      <style:text-properties officeooo:rsid="00246bd4"/>
    </style:style>
    <style:style style:name="T7" style:family="text">
      <style:text-properties officeooo:rsid="00261164"/>
    </style:style>
    <style:style style:name="T8" style:family="text">
      <style:text-properties officeooo:rsid="00272d25"/>
    </style:style>
    <style:style style:name="T9" style:family="text">
      <style:text-properties officeooo:rsid="00284bff"/>
    </style:style>
    <style:style style:name="T10" style:family="text">
      <style:text-properties officeooo:rsid="00293a52"/>
    </style:style>
    <style:style style:name="T11" style:family="text">
      <style:text-properties officeooo:rsid="002bc5d4"/>
    </style:style>
    <style:style style:name="T12" style:family="text">
      <style:text-properties officeooo:rsid="003c715b"/>
    </style:style>
    <style:style style:name="T13" style:family="text">
      <style:text-properties officeooo:rsid="00432ce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8e727" style:font-weight-asian="bold" style:font-weight-complex="bold"/>
    </style:style>
    <style:style style:name="T16" style:family="text">
      <style:text-properties fo:font-weight="bold" officeooo:rsid="001e6522" style:font-weight-asian="bold" style:font-weight-complex="bold"/>
    </style:style>
    <style:style style:name="T17" style:family="text">
      <style:text-properties fo:font-weight="bold" officeooo:rsid="00261164" style:font-weight-asian="bold" style:font-weight-complex="bold"/>
    </style:style>
    <style:style style:name="T18" style:family="text">
      <style:text-properties fo:font-weight="bold" officeooo:rsid="00272d25" style:font-weight-asian="bold" style:font-weight-complex="bold"/>
    </style:style>
    <style:style style:name="T19" style:family="text">
      <style:text-properties fo:font-weight="bold" officeooo:rsid="00263287" style:font-weight-asian="bold" style:font-weight-complex="bold"/>
    </style:style>
    <style:style style:name="T20" style:family="text">
      <style:text-properties fo:font-weight="bold" officeooo:rsid="00284bff" style:font-weight-asian="bold" style:font-weight-complex="bold"/>
    </style:style>
    <style:style style:name="T21" style:family="text">
      <style:text-properties fo:font-weight="bold" officeooo:rsid="00293a52" style:font-weight-asian="bold" style:font-weight-complex="bold"/>
    </style:style>
    <style:style style:name="T22" style:family="text">
      <style:text-properties fo:font-weight="bold" officeooo:rsid="002bc5d4" style:font-weight-asian="bold" style:font-weight-complex="bold"/>
    </style:style>
    <style:style style:name="T23" style:family="text">
      <style:text-properties fo:font-weight="bold" officeooo:rsid="0044fc42" style:font-weight-asian="bold" style:font-weight-complex="bold"/>
    </style:style>
    <style:style style:name="T24" style:family="text">
      <style:text-properties fo:font-weight="bold" officeooo:rsid="002c1afd" style:font-weight-asian="bold" style:font-weight-complex="bold"/>
    </style:style>
    <style:style style:name="T25" style:family="text">
      <style:text-properties fo:font-weight="bold" officeooo:rsid="00475b1d" style:font-weight-asian="bold" style:font-weight-complex="bold"/>
    </style:style>
    <style:style style:name="T26" style:family="text">
      <style:text-properties fo:font-weight="bold" officeooo:rsid="003c715b" style:font-weight-asian="bold" style:font-weight-complex="bold"/>
    </style:style>
    <style:style style:name="T27" style:family="text">
      <style:text-properties fo:font-weight="bold" officeooo:rsid="0035f3f7" style:font-weight-asian="bold" style:font-weight-complex="bold"/>
    </style:style>
    <style:style style:name="T28" style:family="text">
      <style:text-properties fo:font-weight="bold" officeooo:rsid="004a114a" style:font-weight-asian="bold" style:font-weight-complex="bold"/>
    </style:style>
    <style:style style:name="T29" style:family="text">
      <style:text-properties officeooo:rsid="00263287"/>
    </style:style>
    <style:style style:name="T30" style:family="text">
      <style:text-properties officeooo:rsid="0044fc42"/>
    </style:style>
    <style:style style:name="T31" style:family="text">
      <style:text-properties officeooo:rsid="002c1afd"/>
    </style:style>
    <style:style style:name="T32" style:family="text">
      <style:text-properties officeooo:rsid="00475b1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 is a code hosting platform for version control and collaboration. It lets you and others work together on projects from anywhere.</text:p>
      <text:p text:style-name="P2"/>
      <text:p text:style-name="P3">Steps :</text:p>
      <text:p text:style-name="P3"/>
      <text:list xml:id="list1797886436" text:style-name="L1">
        <text:list-item>
          <text:p text:style-name="P14">Create Git account</text:p>
          <text:p text:style-name="P14"/>
        </text:list-item>
        <text:list-item>
          <text:p text:style-name="P14">Sign in with github account</text:p>
          <text:p text:style-name="P14"/>
        </text:list-item>
        <text:list-item>
          <text:p text:style-name="P10"><text:span text:style-name="T13">On Terminal </text:span>install git : <text:span text:style-name="T14">sudo apt install git-all</text:span></text:p>
          <text:p text:style-name="P9"/>
        </text:list-item>
        <text:list-item>
          <text:p text:style-name="P25">git config --list</text:p>
          <text:p text:style-name="P11"/>
        </text:list-item>
        <text:list-item>
          <text:p text:style-name="P5"><text:span text:style-name="T2">Clone Remote repository :</text:span></text:p>
          <text:p text:style-name="P5"><text:span text:style-name="T1"/></text:p>
        </text:list-item>
        <text:list-item>
          <text:p text:style-name="P12"><text:span text:style-name="T14">git clone https://github.com/</text:span><text:span text:style-name="T15">Snehal-113</text:span><text:span text:style-name="T14">/MI-</text:span><text:span text:style-name="T15">9-</text:span><text:span text:style-name="T14">MEAN.git</text:span>:- This will create MI-<text:span text:style-name="T4">9</text:span>-MEAN folder under your working directory.</text:p>
          <text:p text:style-name="P11"/>
        </text:list-item>
        <text:list-item>
          <text:p text:style-name="P26">cd MI-<text:span text:style-name="T4">9</text:span>-MEAN</text:p>
          <text:p text:style-name="P11"/>
        </text:list-item>
        <text:list-item>
          <text:p text:style-name="P11">To check you are on which branch: <text:span text:style-name="T14">git branch</text:span></text:p>
          <text:p text:style-name="P11"/>
        </text:list-item>
        <text:list-item>
          <text:p text:style-name="P13">To check <text:span text:style-name="T5">the status </text:span>: <text:span text:style-name="T14">git </text:span><text:span text:style-name="T16">status</text:span></text:p>
          <text:p text:style-name="P13"><text:span text:style-name="T16"/></text:p>
        </text:list-item>
        <text:list-item>
          <text:p text:style-name="P15"><text:span text:style-name="T6">Now create a branch locally : </text:span><text:span text:style-name="T17">git branch </text:span><text:span text:style-name="T18">HTML</text:span></text:p>
          <text:p text:style-name="P16"/>
        </text:list-item>
        <text:list-item>
          <text:p text:style-name="P16">To check which branch ae we working on<text:span text:style-name="T29"> : </text:span><text:span text:style-name="T19">git branch --list/git branch</text:span></text:p>
          <text:list>
            <text:list-header>
              <text:p text:style-name="P7"/>
            </text:list-header>
          </text:list>
        </text:list-item>
        <text:list-item>
          <text:p text:style-name="P6"><text:span text:style-name="T8">To add files or folders to this branch follow the steps</text:span><text:span text:style-name="T11">(Note:</text:span>Make sure <text:span text:style-name="Emphasis">the files have</text:span> been created <text:span text:style-name="Emphasis">first</text:span>. In order to add a file to git it <text:span text:style-name="Emphasis">has</text:span> to exist. <text:span text:style-name="T11">)</text:span></text:p>
          <text:list>
            <text:list-item>
              <text:p text:style-name="P17">Move to branch HTML : <text:span text:style-name="T20">git checkout HTML</text:span></text:p>
            </text:list-item>
            <text:list-item>
              <text:p text:style-name="P8"><text:span text:style-name="T11">Add the file to the branch : </text:span><text:span text:style-name="T22">git add </text:span><text:span text:style-name="T27">first</text:span><text:span text:style-name="T22">.html</text:span></text:p>
            </text:list-item>
            <text:list-item>
              <text:p text:style-name="P8"><text:span text:style-name="T31">Commit the changes made : </text:span><text:span text:style-name="T24">git commit -m”uploading file </text:span><text:span text:style-name="T27">first</text:span><text:span text:style-name="T24">.html”</text:span></text:p>
            </text:list-item>
          </text:list>
        </text:list-item>
      </text:list>
      <text:p text:style-name="P4"/>
      <text:list xml:id="list173532351705013" text:continue-numbering="true" text:style-name="L1">
        <text:list-item>
          <text:p text:style-name="P18">Create this branch on remote.Follow the steps:</text:p>
          <text:list>
            <text:list-item>
              <text:p text:style-name="P27">git push origin HTML</text:p>
            </text:list-item>
            <text:list-item>
              <text:p text:style-name="P19">Add the folders and files which you need on remote.</text:p>
              <text:p text:style-name="P19"/>
            </text:list-item>
          </text:list>
        </text:list-item>
        <text:list-item>
          <text:p text:style-name="P19">Now Create a Pull request and merge the files to the main branch if there are no conflicts.</text:p>
        </text:list-item>
        <text:list-item>
          <text:p text:style-name="P20"><text:span text:style-name="T32">To </text:span>save the remote changes locally : <text:span text:style-name="T25">git stash</text:span></text:p>
        </text:list-item>
        <text:list-item>
          <text:p text:style-name="P21">Now make changes in the local file</text:p>
        </text:list-item>
        <text:list-item>
          <text:p text:style-name="P22">See the changes made to the file by command : <text:span text:style-name="T14">git diff</text:span></text:p>
        </text:list-item>
        <text:list-item>
          <text:p text:style-name="P23">run <text:span text:style-name="T14">git add </text:span><text:span text:style-name="T26">Prog/</text:span><text:span text:style-name="T14">first.html</text:span></text:p>
        </text:list-item>
        <text:list-item>
          <text:p text:style-name="P28">git commit -m “modified”</text:p>
        </text:list-item>
        <text:list-item>
          <text:p text:style-name="P28">git push origin HTML</text:p>
        </text:list-item>
        <text:list-item>
          <text:p text:style-name="P24">Whenever you want to push changes to the git, pull the files first locally.</text:p>
        </text:list-item>
        <text:list-item>
          <text:p text:style-name="P24">Go on main branch first : <text:span text:style-name="T14">git checkout main</text:span></text:p>
        </text:list-item>
        <text:list-item>
          <text:p text:style-name="P28">git pull origin main</text:p>
          <text:p text:style-name="P28"/>
        </text:list-item>
        <text:list-item>
          <text:p text:style-name="P29">https://dont-be-afraid-to-commit.readthedocs.io/en/latest/git/commandlinegit.htm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09:34:36.215630087</meta:creation-date>
    <meta:generator>LibreOffice/6.4.6.2$Linux_X86_64 LibreOffice_project/40$Build-2</meta:generator>
    <dc:date>2020-11-06T17:30:13.452195825</dc:date>
    <meta:editing-duration>PT7H11M32S</meta:editing-duration>
    <meta:editing-cycles>40</meta:editing-cycles>
    <meta:document-statistic meta:table-count="0" meta:image-count="0" meta:object-count="0" meta:page-count="1" meta:paragraph-count="44" meta:word-count="310" meta:character-count="1581" meta:non-whitespace-character-count="1346"/>
  </office:meta>
</office:document-meta>
</file>